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34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1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1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6f9d4" fo:border="0.06pt solid #000000"/>
    </style:style>
    <style:style style:name="ce3" style:family="table-cell" style:parent-style-name="Default">
      <style:table-cell-properties fo:background-color="#e8f2a1" fo:border="0.06pt solid #000000"/>
    </style:style>
    <style:style style:name="ce4" style:family="table-cell" style:parent-style-name="Default">
      <style:table-cell-properties fo:background-color="#000000" fo:border="0.06pt solid #000000"/>
    </style:style>
    <style:style style:name="ce5" style:family="table-cell" style:parent-style-name="Default">
      <style:table-cell-properties fo:background-color="#ffffd7" fo:border="0.06pt solid #000000"/>
    </style:style>
    <style:style style:name="ce6" style:family="table-cell" style:parent-style-name="Default">
      <style:table-cell-properties fo:background-color="#ffffa6" fo:border="0.06pt solid #000000"/>
    </style:style>
    <style:style style:name="ce7" style:family="table-cell" style:parent-style-name="Default">
      <style:table-cell-properties fo:background-color="#ffd7d7" fo:border="0.06pt solid #000000"/>
    </style:style>
    <style:style style:name="ce8" style:family="table-cell" style:parent-style-name="Default">
      <style:table-cell-properties fo:background-color="#ffa6a6" fo:border="0.06pt solid #000000"/>
    </style:style>
    <style:style style:name="T1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71" table:default-cell-style-name="ce1"/>
        <table:table-column table:style-name="co1" table:number-columns-repeated="940" table:default-cell-style-name="Default"/>
        <table:table-row table:style-name="ro1">
          <table:table-cell/>
          <table:table-cell office:value-type="string" calcext:value-type="string">
            <text:p>Green- 0</text:p>
          </table:table-cell>
          <table:table-cell office:value-type="string" calcext:value-type="string">
            <text:p>Yellow- 1</text:p>
          </table:table-cell>
          <table:table-cell office:value-type="string" calcext:value-type="string">
            <text:p>Red- 2</text:p>
          </table:table-cell>
          <table:table-cell/>
          <table:table-cell office:value-type="string" calcext:value-type="string">
            <text:p>Green- 0</text:p>
          </table:table-cell>
          <table:table-cell office:value-type="string" calcext:value-type="string">
            <text:p>Yellow- 1</text:p>
          </table:table-cell>
          <table:table-cell office:value-type="string" calcext:value-type="string">
            <text:p>Red- 2</text:p>
          </table:table-cell>
          <table:table-cell/>
          <table:table-cell table:style-name="Default" office:value-type="string" calcext:value-type="string">
            <text:p>Green- 0</text:p>
          </table:table-cell>
          <table:table-cell table:style-name="Default" office:value-type="string" calcext:value-type="string">
            <text:p>Yellow- 1</text:p>
          </table:table-cell>
          <table:table-cell table:style-name="Default" office:value-type="string" calcext:value-type="string">
            <text:p>Red- 2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l1</text:p>
          </table:table-cell>
          <table:table-cell table:style-name="ce5" office:value-type="string" calcext:value-type="string">
            <text:p>tl5</text:p>
          </table:table-cell>
          <table:table-cell table:style-name="ce7" office:value-type="string" calcext:value-type="string">
            <text:p>tl2</text:p>
          </table:table-cell>
          <table:table-cell/>
          <table:table-cell table:style-name="ce2" office:value-type="string" calcext:value-type="string">
            <text:p>tl11</text:p>
          </table:table-cell>
          <table:table-cell table:style-name="ce5" office:value-type="string" calcext:value-type="string">
            <text:p>tl11</text:p>
          </table:table-cell>
          <table:table-cell table:style-name="ce7" office:value-type="string" calcext:value-type="string">
            <text:p>tl11</text:p>
          </table:table-cell>
          <table:table-cell/>
          <table:table-cell table:style-name="ce2" office:value-type="string" calcext:value-type="string">
            <text:p>tl13</text:p>
          </table:table-cell>
          <table:table-cell table:style-name="ce5" office:value-type="string" calcext:value-type="string">
            <text:p>tl12</text:p>
          </table:table-cell>
          <table:table-cell table:style-name="ce7" office:value-type="string" calcext:value-type="string">
            <text:p>tl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mg_width</text:p>
          </table:table-cell>
          <table:table-cell table:style-name="ce3" office:value-type="float" office:value="240" calcext:value-type="float">
            <text:p>240</text:p>
          </table:table-cell>
          <table:table-cell table:style-name="ce6" office:value-type="float" office:value="173" calcext:value-type="float">
            <text:p>173</text:p>
          </table:table-cell>
          <table:table-cell table:style-name="ce8" office:value-type="float" office:value="207" calcext:value-type="float">
            <text:p>207</text:p>
          </table:table-cell>
          <table:table-cell/>
          <table:table-cell table:style-name="ce3" office:value-type="float" office:value="587" calcext:value-type="float">
            <text:p>587</text:p>
          </table:table-cell>
          <table:table-cell table:style-name="ce6" office:value-type="float" office:value="587" calcext:value-type="float">
            <text:p>587</text:p>
          </table:table-cell>
          <table:table-cell table:style-name="ce8" office:value-type="float" office:value="587" calcext:value-type="float">
            <text:p>587</text:p>
          </table:table-cell>
          <table:table-cell/>
          <table:table-cell table:style-name="ce3" office:value-type="float" office:value="198" calcext:value-type="float">
            <text:p>198</text:p>
          </table:table-cell>
          <table:table-cell table:style-name="ce6" office:value-type="float" office:value="192" calcext:value-type="float">
            <text:p>192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mg_ht</text:p>
          </table:table-cell>
          <table:table-cell table:style-name="ce3" office:value-type="float" office:value="380" calcext:value-type="float">
            <text:p>380</text:p>
          </table:table-cell>
          <table:table-cell table:style-name="ce6" office:value-type="float" office:value="366" calcext:value-type="float">
            <text:p>366</text:p>
          </table:table-cell>
          <table:table-cell table:style-name="ce8" office:value-type="float" office:value="307" calcext:value-type="float">
            <text:p>307</text:p>
          </table:table-cell>
          <table:table-cell/>
          <table:table-cell table:style-name="ce3" office:value-type="float" office:value="422" calcext:value-type="float">
            <text:p>422</text:p>
          </table:table-cell>
          <table:table-cell table:style-name="ce6" office:value-type="float" office:value="422" calcext:value-type="float">
            <text:p>422</text:p>
          </table:table-cell>
          <table:table-cell table:style-name="ce8" office:value-type="float" office:value="422" calcext:value-type="float">
            <text:p>422</text:p>
          </table:table-cell>
          <table:table-cell/>
          <table:table-cell table:style-name="ce3" office:value-type="float" office:value="406" calcext:value-type="float">
            <text:p>406</text:p>
          </table:table-cell>
          <table:table-cell table:style-name="ce6" office:value-type="float" office:value="403" calcext:value-type="float">
            <text:p>403</text:p>
          </table:table-cell>
          <table:table-cell table:style-name="ce8" office:value-type="float" office:value="395" calcext:value-type="float">
            <text:p>395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 table:number-columns-repeated="72"/>
          <table:table-cell table:style-name="ce1" table:number-columns-repeated="940"/>
        </table:table-row>
        <table:table-row table:style-name="ro1">
          <table:table-cell office:value-type="string" calcext:value-type="string">
            <text:p>box_x_left</text:p>
          </table:table-cell>
          <table:table-cell table:style-name="ce3" office:value-type="float" office:value="67" calcext:value-type="float">
            <text:p>67</text:p>
          </table:table-cell>
          <table:table-cell table:style-name="ce6" office:value-type="float" office:value="41" calcext:value-type="float">
            <text:p>41</text:p>
          </table:table-cell>
          <table:table-cell table:style-name="ce8" office:value-type="float" office:value="37" calcext:value-type="float">
            <text:p>37</text:p>
          </table:table-cell>
          <table:table-cell/>
          <table:table-cell table:style-name="ce3" office:value-type="float" office:value="386" calcext:value-type="float">
            <text:p>386</text:p>
          </table:table-cell>
          <table:table-cell table:style-name="ce6" office:value-type="float" office:value="205" calcext:value-type="float">
            <text:p>205</text:p>
          </table:table-cell>
          <table:table-cell table:style-name="ce8" office:value-type="float" office:value="26" calcext:value-type="float">
            <text:p>26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ox_x_top</text:p>
          </table:table-cell>
          <table:table-cell table:style-name="ce3" office:value-type="float" office:value="83" calcext:value-type="float">
            <text:p>83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18" calcext:value-type="float">
            <text:p>18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ox_width</text:p>
          </table:table-cell>
          <table:table-cell table:style-name="ce3" office:value-type="float" office:value="166" calcext:value-type="float">
            <text:p>166</text:p>
          </table:table-cell>
          <table:table-cell table:style-name="ce6" office:value-type="float" office:value="158" calcext:value-type="float">
            <text:p>158</text:p>
          </table:table-cell>
          <table:table-cell table:style-name="ce8" office:value-type="float" office:value="141" calcext:value-type="float">
            <text:p>141</text:p>
          </table:table-cell>
          <table:table-cell/>
          <table:table-cell table:style-name="ce3" office:value-type="float" office:value="550" calcext:value-type="float">
            <text:p>550</text:p>
          </table:table-cell>
          <table:table-cell table:style-name="ce6" office:value-type="float" office:value="369" calcext:value-type="float">
            <text:p>369</text:p>
          </table:table-cell>
          <table:table-cell table:style-name="ce8" office:value-type="float" office:value="190" calcext:value-type="float">
            <text:p>190</text:p>
          </table:table-cell>
          <table:table-cell/>
          <table:table-cell table:style-name="ce3" office:value-type="float" office:value="178" calcext:value-type="float">
            <text:p>178</text:p>
          </table:table-cell>
          <table:table-cell table:style-name="ce6" office:value-type="float" office:value="178" calcext:value-type="float">
            <text:p>178</text:p>
          </table:table-cell>
          <table:table-cell table:style-name="ce8" office:value-type="float" office:value="176" calcext:value-type="float">
            <text:p>1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ox_height</text:p>
          </table:table-cell>
          <table:table-cell table:style-name="ce3" office:value-type="float" office:value="355" calcext:value-type="float">
            <text:p>355</text:p>
          </table:table-cell>
          <table:table-cell table:style-name="ce6" office:value-type="float" office:value="344" calcext:value-type="float">
            <text:p>344</text:p>
          </table:table-cell>
          <table:table-cell table:style-name="ce8" office:value-type="float" office:value="297" calcext:value-type="float">
            <text:p>297</text:p>
          </table:table-cell>
          <table:table-cell/>
          <table:table-cell table:style-name="ce3" office:value-type="float" office:value="391" calcext:value-type="float">
            <text:p>391</text:p>
          </table:table-cell>
          <table:table-cell table:style-name="ce6" office:value-type="float" office:value="391" calcext:value-type="float">
            <text:p>391</text:p>
          </table:table-cell>
          <table:table-cell table:style-name="ce8" office:value-type="float" office:value="391" calcext:value-type="float">
            <text:p>391</text:p>
          </table:table-cell>
          <table:table-cell/>
          <table:table-cell table:style-name="ce3" office:value-type="float" office:value="390" calcext:value-type="float">
            <text:p>390</text:p>
          </table:table-cell>
          <table:table-cell table:style-name="ce6" office:value-type="float" office:value="396" calcext:value-type="float">
            <text:p>396</text:p>
          </table:table-cell>
          <table:table-cell table:style-name="ce8" office:value-type="float" office:value="384" calcext:value-type="float">
            <text:p>384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 table:number-columns-repeated="72"/>
          <table:table-cell table:style-name="ce1" table:number-columns-repeated="940"/>
        </table:table-row>
        <table:table-row table:style-name="ro1">
          <table:table-cell office:value-type="string" calcext:value-type="string">
            <text:p>x_center</text:p>
          </table:table-cell>
          <table:table-cell table:style-name="ce3" table:formula="of:=(67+166/2)/240" office:value-type="float" office:value="0.625" calcext:value-type="float">
            <text:p>0.625</text:p>
          </table:table-cell>
          <table:table-cell table:style-name="ce6" table:formula="of:=(41+158/2)/173" office:value-type="float" office:value="0.69364161849711" calcext:value-type="float">
            <text:p>0.69364161849711</text:p>
          </table:table-cell>
          <table:table-cell table:style-name="ce8" table:formula="of:=(37+141/2)/207" office:value-type="float" office:value="0.519323671497584" calcext:value-type="float">
            <text:p>0.519323671497584</text:p>
          </table:table-cell>
          <table:table-cell/>
          <table:table-cell table:style-name="ce3" table:formula="of:=(386+550/2)/587" office:value-type="float" office:value="1.12606473594549" calcext:value-type="float">
            <text:p>1.12606473594549</text:p>
          </table:table-cell>
          <table:table-cell table:style-name="ce6" table:formula="of:=(205+369/2)/587" office:value-type="float" office:value="0.663543441226576" calcext:value-type="float">
            <text:p>0.663543441226576</text:p>
          </table:table-cell>
          <table:table-cell table:style-name="ce8" table:formula="of:=(26+190/2)/587" office:value-type="float" office:value="0.206132879045997" calcext:value-type="float">
            <text:p>0.206132879045997</text:p>
          </table:table-cell>
          <table:table-cell/>
          <table:table-cell table:style-name="ce3" table:formula="of:=(14+178/2)/198" office:value-type="float" office:value="0.52020202020202" calcext:value-type="float">
            <text:p>0.52020202020202</text:p>
          </table:table-cell>
          <table:table-cell table:style-name="ce6" table:formula="of:=([.K6]+[.K8]/2)/[.K3]" office:value-type="float" office:value="0.541666666666667" calcext:value-type="float">
            <text:p>0.541666666666667</text:p>
          </table:table-cell>
          <table:table-cell table:style-name="ce8" table:formula="of:=(14+176/2)/190" office:value-type="float" office:value="0.536842105263158" calcext:value-type="float">
            <text:p>0.5368421052631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_center</text:p>
          </table:table-cell>
          <table:table-cell table:style-name="ce3" table:formula="of:=(83+355/2)/380" office:value-type="float" office:value="0.685526315789474" calcext:value-type="float">
            <text:p>0.685526315789474</text:p>
          </table:table-cell>
          <table:table-cell table:style-name="ce6" table:formula="of:=(6+344/2)/366" office:value-type="float" office:value="0.486338797814208" calcext:value-type="float">
            <text:p>0.486338797814208</text:p>
          </table:table-cell>
          <table:table-cell table:style-name="ce8" table:formula="of:=(18+297/2)/307" office:value-type="float" office:value="0.542345276872964" calcext:value-type="float">
            <text:p>0.542345276872964</text:p>
          </table:table-cell>
          <table:table-cell/>
          <table:table-cell table:style-name="ce3" table:formula="of:=(11+391/2)/422" office:value-type="float" office:value="0.489336492890995" calcext:value-type="float">
            <text:p>0.489336492890995</text:p>
          </table:table-cell>
          <table:table-cell table:style-name="ce6" table:formula="of:=(12+391/2)/422" office:value-type="float" office:value="0.491706161137441" calcext:value-type="float">
            <text:p>0.491706161137441</text:p>
          </table:table-cell>
          <table:table-cell table:style-name="ce8" table:formula="of:=(11+391/2)/422" office:value-type="float" office:value="0.489336492890995" calcext:value-type="float">
            <text:p>0.489336492890995</text:p>
          </table:table-cell>
          <table:table-cell/>
          <table:table-cell table:style-name="ce3" table:formula="of:=(11+390/2)/406" office:value-type="float" office:value="0.507389162561576" calcext:value-type="float">
            <text:p>0.507389162561576</text:p>
          </table:table-cell>
          <table:table-cell table:style-name="ce6" table:formula="of:=([.K7]+[.K9]/2)/[.K4]" office:value-type="float" office:value="0.513647642679901" calcext:value-type="float">
            <text:p>0.513647642679901</text:p>
          </table:table-cell>
          <table:table-cell table:style-name="ce8" table:formula="of:=(5+384/2)/395" office:value-type="float" office:value="0.49873417721519" calcext:value-type="float">
            <text:p>0.498734177215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idth</text:p>
          </table:table-cell>
          <table:table-cell table:style-name="ce3" table:formula="of:=166/240" office:value-type="float" office:value="0.691666666666667" calcext:value-type="float">
            <text:p>0.691666666666667</text:p>
          </table:table-cell>
          <table:table-cell table:style-name="ce6" table:formula="of:=158/173" office:value-type="float" office:value="0.913294797687861" calcext:value-type="float">
            <text:p>0.913294797687861</text:p>
          </table:table-cell>
          <table:table-cell table:style-name="ce8" table:formula="of:=141/207" office:value-type="float" office:value="0.681159420289855" calcext:value-type="float">
            <text:p>0.681159420289855</text:p>
          </table:table-cell>
          <table:table-cell/>
          <table:table-cell table:style-name="ce3" table:formula="of:=550/587" office:value-type="float" office:value="0.936967632027257" calcext:value-type="float">
            <text:p>0.936967632027257</text:p>
          </table:table-cell>
          <table:table-cell table:style-name="ce6" table:formula="of:=369/587" office:value-type="float" office:value="0.628620102214651" calcext:value-type="float">
            <text:p>0.628620102214651</text:p>
          </table:table-cell>
          <table:table-cell table:style-name="ce8" table:formula="of:=190/587" office:value-type="float" office:value="0.323679727427598" calcext:value-type="float">
            <text:p>0.323679727427598</text:p>
          </table:table-cell>
          <table:table-cell/>
          <table:table-cell table:style-name="ce3" table:formula="of:=178/198" office:value-type="float" office:value="0.898989898989899" calcext:value-type="float">
            <text:p>0.898989898989899</text:p>
          </table:table-cell>
          <table:table-cell table:style-name="ce6" table:formula="of:=(178/192)" office:value-type="float" office:value="0.927083333333333" calcext:value-type="float">
            <text:p>0.927083333333333</text:p>
          </table:table-cell>
          <table:table-cell table:style-name="ce8" table:formula="of:=176/190" office:value-type="float" office:value="0.926315789473684" calcext:value-type="float">
            <text:p>0.92631578947368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ight</text:p>
          </table:table-cell>
          <table:table-cell table:style-name="ce3" table:formula="of:=355/380" office:value-type="float" office:value="0.934210526315789" calcext:value-type="float">
            <text:p>0.934210526315789</text:p>
          </table:table-cell>
          <table:table-cell table:style-name="ce6" table:formula="of:=344/366" office:value-type="float" office:value="0.939890710382514" calcext:value-type="float">
            <text:p>0.939890710382514</text:p>
          </table:table-cell>
          <table:table-cell table:style-name="ce8" table:formula="of:=297/307" office:value-type="float" office:value="0.96742671009772" calcext:value-type="float">
            <text:p>0.96742671009772</text:p>
          </table:table-cell>
          <table:table-cell/>
          <table:table-cell table:style-name="ce3" table:formula="of:=391/422" office:value-type="float" office:value="0.926540284360189" calcext:value-type="float">
            <text:p>0.926540284360189</text:p>
          </table:table-cell>
          <table:table-cell table:style-name="ce6" table:formula="of:=391/422" office:value-type="float" office:value="0.926540284360189" calcext:value-type="float">
            <text:p>0.926540284360189</text:p>
          </table:table-cell>
          <table:table-cell table:style-name="ce8" table:formula="of:=391/422" office:value-type="float" office:value="0.926540284360189" calcext:value-type="float">
            <text:p>0.926540284360189</text:p>
          </table:table-cell>
          <table:table-cell/>
          <table:table-cell table:style-name="ce3" table:formula="of:=390/406" office:value-type="float" office:value="0.960591133004926" calcext:value-type="float">
            <text:p>0.960591133004926</text:p>
          </table:table-cell>
          <table:table-cell table:style-name="ce6" table:formula="of:=396/403" office:value-type="float" office:value="0.982630272952854" calcext:value-type="float">
            <text:p>0.982630272952854</text:p>
          </table:table-cell>
          <table:table-cell table:style-name="ce8" table:formula="of:=384/395" office:value-type="float" office:value="0.972151898734177" calcext:value-type="float">
            <text:p>0.97215189873417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l7</text:p>
          </table:table-cell>
          <table:table-cell table:style-name="ce5" office:value-type="string" calcext:value-type="string">
            <text:p>tl6</text:p>
          </table:table-cell>
          <table:table-cell table:style-name="ce7" office:value-type="string" calcext:value-type="string">
            <text:p>tl3</text:p>
          </table:table-cell>
          <table:table-cell/>
          <table:table-cell table:style-name="ce2" office:value-type="string" calcext:value-type="string">
            <text:p>tl8</text:p>
          </table:table-cell>
          <table:table-cell table:style-name="ce5" office:value-type="string" calcext:value-type="string">
            <text:p>tl9</text:p>
          </table:table-cell>
          <table:table-cell table:style-name="ce7" office:value-type="string" calcext:value-type="string">
            <text:p>tl10</text:p>
          </table:table-cell>
          <table:table-cell/>
          <table:table-cell table:style-name="ce2" office:value-type="string" calcext:value-type="string">
            <text:p>tl4</text:p>
          </table:table-cell>
          <table:table-cell table:style-name="ce5" office:value-type="string" calcext:value-type="string">
            <text:p>tl4</text:p>
          </table:table-cell>
          <table:table-cell table:style-name="ce7" office:value-type="string" calcext:value-type="string">
            <text:p>tl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mg_width</text:p>
          </table:table-cell>
          <table:table-cell table:style-name="ce3" office:value-type="float" office:value="155" calcext:value-type="float">
            <text:p>155</text:p>
          </table:table-cell>
          <table:table-cell table:style-name="ce6" office:value-type="float" office:value="226" calcext:value-type="float">
            <text:p>226</text:p>
          </table:table-cell>
          <table:table-cell table:style-name="ce8" office:value-type="float" office:value="145" calcext:value-type="float">
            <text:p>145</text:p>
          </table:table-cell>
          <table:table-cell/>
          <table:table-cell table:style-name="ce3" office:value-type="float" office:value="228" calcext:value-type="float">
            <text:p>228</text:p>
          </table:table-cell>
          <table:table-cell table:style-name="ce6" office:value-type="float" office:value="226" calcext:value-type="float">
            <text:p>226</text:p>
          </table:table-cell>
          <table:table-cell table:style-name="ce8" office:value-type="float" office:value="146" calcext:value-type="float">
            <text:p>146</text:p>
          </table:table-cell>
          <table:table-cell/>
          <table:table-cell table:style-name="ce3" office:value-type="float" office:value="1588" calcext:value-type="float">
            <text:p>1588</text:p>
          </table:table-cell>
          <table:table-cell table:style-name="ce6" office:value-type="float" office:value="1588" calcext:value-type="float">
            <text:p>1588</text:p>
          </table:table-cell>
          <table:table-cell table:style-name="ce8" office:value-type="float" office:value="1588" calcext:value-type="float">
            <text:p>15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mg_ht</text:p>
          </table:table-cell>
          <table:table-cell table:style-name="ce3" office:value-type="float" office:value="290" calcext:value-type="float">
            <text:p>290</text:p>
          </table:table-cell>
          <table:table-cell table:style-name="ce6" office:value-type="float" office:value="396" calcext:value-type="float">
            <text:p>396</text:p>
          </table:table-cell>
          <table:table-cell table:style-name="ce8" office:value-type="float" office:value="181" calcext:value-type="float">
            <text:p>181</text:p>
          </table:table-cell>
          <table:table-cell/>
          <table:table-cell table:style-name="ce3" office:value-type="float" office:value="612" calcext:value-type="float">
            <text:p>612</text:p>
          </table:table-cell>
          <table:table-cell table:style-name="ce6" office:value-type="float" office:value="531" calcext:value-type="float">
            <text:p>531</text:p>
          </table:table-cell>
          <table:table-cell table:style-name="ce8" office:value-type="float" office:value="351" calcext:value-type="float">
            <text:p>351</text:p>
          </table:table-cell>
          <table:table-cell/>
          <table:table-cell table:style-name="ce3" office:value-type="float" office:value="967" calcext:value-type="float">
            <text:p>967</text:p>
          </table:table-cell>
          <table:table-cell table:style-name="ce6" office:value-type="float" office:value="967" calcext:value-type="float">
            <text:p>967</text:p>
          </table:table-cell>
          <table:table-cell table:style-name="ce8" office:value-type="float" office:value="967" calcext:value-type="float">
            <text:p>967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 table:number-columns-repeated="72"/>
          <table:table-cell table:style-name="ce1" table:number-columns-repeated="940"/>
        </table:table-row>
        <table:table-row table:style-name="ro1">
          <table:table-cell office:value-type="string" calcext:value-type="string">
            <text:p>box_x_left</text:p>
          </table:table-cell>
          <table:table-cell table:style-name="ce3" office:value-type="float" office:value="31" calcext:value-type="float">
            <text:p>31</text:p>
          </table:table-cell>
          <table:table-cell table:style-name="ce6" office:value-type="float" office:value="53" calcext:value-type="float">
            <text:p>53</text:p>
          </table:table-cell>
          <table:table-cell table:style-name="ce8" office:value-type="float" office:value="48" calcext:value-type="float">
            <text:p>48</text:p>
          </table:table-cell>
          <table:table-cell/>
          <table:table-cell table:style-name="ce3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8" office:value-type="float" office:value="15" calcext:value-type="float">
            <text:p>15</text:p>
          </table:table-cell>
          <table:table-cell/>
          <table:table-cell table:style-name="ce3" office:value-type="float" office:value="1102" calcext:value-type="float">
            <text:p>1102</text:p>
          </table:table-cell>
          <table:table-cell table:style-name="ce6" office:value-type="float" office:value="587" calcext:value-type="float">
            <text:p>587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ox_x_top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21" calcext:value-type="float">
            <text:p>21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6" office:value-type="float" office:value="27" calcext:value-type="float">
            <text:p>27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ox_width</text:p>
          </table:table-cell>
          <table:table-cell table:style-name="ce3" office:value-type="float" office:value="131" calcext:value-type="float">
            <text:p>131</text:p>
          </table:table-cell>
          <table:table-cell table:style-name="ce6" office:value-type="float" office:value="199" calcext:value-type="float">
            <text:p>199</text:p>
          </table:table-cell>
          <table:table-cell table:style-name="ce8" office:value-type="float" office:value="102" calcext:value-type="float">
            <text:p>102</text:p>
          </table:table-cell>
          <table:table-cell/>
          <table:table-cell table:style-name="ce3" office:value-type="float" office:value="211" calcext:value-type="float">
            <text:p>211</text:p>
          </table:table-cell>
          <table:table-cell table:style-name="ce6" office:value-type="float" office:value="202" calcext:value-type="float">
            <text:p>202</text:p>
          </table:table-cell>
          <table:table-cell table:style-name="ce8" office:value-type="float" office:value="117" calcext:value-type="float">
            <text:p>117</text:p>
          </table:table-cell>
          <table:table-cell/>
          <table:table-cell table:style-name="ce3" office:value-type="float" office:value="1500" calcext:value-type="float">
            <text:p>1500</text:p>
          </table:table-cell>
          <table:table-cell table:style-name="ce6" office:value-type="float" office:value="970" calcext:value-type="float">
            <text:p>970</text:p>
          </table:table-cell>
          <table:table-cell table:style-name="ce8" office:value-type="float" office:value="474" calcext:value-type="float">
            <text:p>4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ox_height</text:p>
          </table:table-cell>
          <table:table-cell table:style-name="ce3" office:value-type="float" office:value="272" calcext:value-type="float">
            <text:p>272</text:p>
          </table:table-cell>
          <table:table-cell table:style-name="ce6" office:value-type="float" office:value="395" calcext:value-type="float">
            <text:p>395</text:p>
          </table:table-cell>
          <table:table-cell table:style-name="ce8" office:value-type="float" office:value="171" calcext:value-type="float">
            <text:p>171</text:p>
          </table:table-cell>
          <table:table-cell/>
          <table:table-cell table:style-name="ce3" office:value-type="float" office:value="553" calcext:value-type="float">
            <text:p>553</text:p>
          </table:table-cell>
          <table:table-cell table:style-name="ce6" office:value-type="float" office:value="509" calcext:value-type="float">
            <text:p>509</text:p>
          </table:table-cell>
          <table:table-cell table:style-name="ce8" office:value-type="float" office:value="310" calcext:value-type="float">
            <text:p>310</text:p>
          </table:table-cell>
          <table:table-cell/>
          <table:table-cell table:style-name="ce3" office:value-type="float" office:value="936" calcext:value-type="float">
            <text:p>936</text:p>
          </table:table-cell>
          <table:table-cell table:style-name="ce6" office:value-type="float" office:value="936" calcext:value-type="float">
            <text:p>936</text:p>
          </table:table-cell>
          <table:table-cell table:style-name="ce8" office:value-type="float" office:value="938" calcext:value-type="float">
            <text:p>938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 table:number-columns-repeated="72"/>
          <table:table-cell table:style-name="ce1" table:number-columns-repeated="940"/>
        </table:table-row>
        <table:table-row table:style-name="ro1">
          <table:table-cell office:value-type="string" calcext:value-type="string">
            <text:p>x_center</text:p>
          </table:table-cell>
          <table:table-cell table:style-name="ce3" table:formula="of:=(31+131/2)/155" office:value-type="float" office:value="0.62258064516129" calcext:value-type="float">
            <text:p>0.62258064516129</text:p>
          </table:table-cell>
          <table:table-cell table:style-name="ce6" table:formula="of:=(53+199/2)/226" office:value-type="float" office:value="0.674778761061947" calcext:value-type="float">
            <text:p>0.674778761061947</text:p>
          </table:table-cell>
          <table:table-cell table:style-name="ce8" table:formula="of:=(48+102/2)/145" office:value-type="float" office:value="0.682758620689655" calcext:value-type="float">
            <text:p>0.682758620689655</text:p>
          </table:table-cell>
          <table:table-cell/>
          <table:table-cell table:style-name="ce3" table:formula="of:=(22+211/2)/228" office:value-type="float" office:value="0.55921052631579" calcext:value-type="float">
            <text:p>0.55921052631579</text:p>
          </table:table-cell>
          <table:table-cell table:style-name="ce6" table:formula="of:=(23+101)/226" office:value-type="float" office:value="0.548672566371681" calcext:value-type="float">
            <text:p>0.548672566371681</text:p>
          </table:table-cell>
          <table:table-cell table:style-name="ce8" table:formula="of:=(15+117/2)/146" office:value-type="float" office:value="0.503424657534247" calcext:value-type="float">
            <text:p>0.503424657534247</text:p>
          </table:table-cell>
          <table:table-cell/>
          <table:table-cell table:style-name="ce3" table:formula="of:=(1102+1500/2)/1588" office:value-type="float" office:value="1.16624685138539" calcext:value-type="float">
            <text:p>1.16624685138539</text:p>
          </table:table-cell>
          <table:table-cell table:style-name="ce6" table:formula="of:=(587+970/2)/1588" office:value-type="float" office:value="0.675062972292191" calcext:value-type="float">
            <text:p>0.675062972292191</text:p>
          </table:table-cell>
          <table:table-cell table:style-name="ce8" table:formula="of:=(26+474/2)/1588" office:value-type="float" office:value="0.165617128463476" calcext:value-type="float">
            <text:p>0.1656171284634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_center</text:p>
          </table:table-cell>
          <table:table-cell table:style-name="ce3" table:formula="of:=(9+272/2)/290" office:value-type="float" office:value="0.5" calcext:value-type="float">
            <text:p>0.5</text:p>
          </table:table-cell>
          <table:table-cell table:style-name="ce6" table:formula="of:=(5+395/2)/396" office:value-type="float" office:value="0.511363636363636" calcext:value-type="float">
            <text:p>0.511363636363636</text:p>
          </table:table-cell>
          <table:table-cell table:style-name="ce8" table:formula="of:=(21+171/2)/181" office:value-type="float" office:value="0.588397790055249" calcext:value-type="float">
            <text:p>0.588397790055249</text:p>
          </table:table-cell>
          <table:table-cell/>
          <table:table-cell table:style-name="ce3" table:formula="of:=(11+553/2)/612" office:value-type="float" office:value="0.469771241830065" calcext:value-type="float">
            <text:p>0.469771241830065</text:p>
          </table:table-cell>
          <table:table-cell table:style-name="ce6" table:formula="of:=(2+509/2)/531" office:value-type="float" office:value="0.483050847457627" calcext:value-type="float">
            <text:p>0.483050847457627</text:p>
          </table:table-cell>
          <table:table-cell table:style-name="ce8" table:formula="of:=(3+310/2)/351" office:value-type="float" office:value="0.45014245014245" calcext:value-type="float">
            <text:p>0.45014245014245</text:p>
          </table:table-cell>
          <table:table-cell/>
          <table:table-cell table:style-name="ce3" table:formula="of:=(15+936/2)/967" office:value-type="float" office:value="0.499482936918304" calcext:value-type="float">
            <text:p>0.499482936918304</text:p>
          </table:table-cell>
          <table:table-cell table:style-name="ce6" table:formula="of:=(27+936/2)/967" office:value-type="float" office:value="0.511892450879007" calcext:value-type="float">
            <text:p>0.511892450879007</text:p>
          </table:table-cell>
          <table:table-cell table:style-name="ce8" table:formula="of:=(9+938/2)/967" office:value-type="float" office:value="0.494312306101344" calcext:value-type="float">
            <text:p>0.4943123061013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idth</text:p>
          </table:table-cell>
          <table:table-cell table:style-name="ce3" table:formula="of:=131/155" office:value-type="float" office:value="0.845161290322581" calcext:value-type="float">
            <text:p>0.845161290322581</text:p>
          </table:table-cell>
          <table:table-cell table:style-name="ce6" table:formula="of:=199/226" office:value-type="float" office:value="0.880530973451327" calcext:value-type="float">
            <text:p>0.880530973451327</text:p>
          </table:table-cell>
          <table:table-cell table:style-name="ce8" table:formula="of:=102/145" office:value-type="float" office:value="0.703448275862069" calcext:value-type="float">
            <text:p>0.703448275862069</text:p>
          </table:table-cell>
          <table:table-cell/>
          <table:table-cell table:style-name="ce3" table:formula="of:=211/228" office:value-type="float" office:value="0.925438596491228" calcext:value-type="float">
            <text:p>0.925438596491228</text:p>
          </table:table-cell>
          <table:table-cell table:style-name="ce6" table:formula="of:=202/226" office:value-type="float" office:value="0.893805309734513" calcext:value-type="float">
            <text:p>0.893805309734513</text:p>
          </table:table-cell>
          <table:table-cell table:style-name="ce8" table:formula="of:=117/146" office:value-type="float" office:value="0.801369863013699" calcext:value-type="float">
            <text:p>0.801369863013699</text:p>
          </table:table-cell>
          <table:table-cell/>
          <table:table-cell table:style-name="ce3" table:formula="of:=1500/1588" office:value-type="float" office:value="0.944584382871537" calcext:value-type="float">
            <text:p>0.944584382871537</text:p>
          </table:table-cell>
          <table:table-cell table:style-name="ce6" table:formula="of:=970/1588" office:value-type="float" office:value="0.610831234256927" calcext:value-type="float">
            <text:p>0.610831234256927</text:p>
          </table:table-cell>
          <table:table-cell table:style-name="ce8" table:formula="of:=474/1588" office:value-type="float" office:value="0.298488664987406" calcext:value-type="float">
            <text:p>0.2984886649874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ight</text:p>
          </table:table-cell>
          <table:table-cell table:style-name="ce3" table:formula="of:=272/290" office:value-type="float" office:value="0.937931034482759" calcext:value-type="float">
            <text:p>0.937931034482759</text:p>
          </table:table-cell>
          <table:table-cell table:style-name="ce6" table:formula="of:=395/396" office:value-type="float" office:value="0.997474747474747" calcext:value-type="float">
            <text:p>0.997474747474747</text:p>
          </table:table-cell>
          <table:table-cell table:style-name="ce8" table:formula="of:=171/181" office:value-type="float" office:value="0.94475138121547" calcext:value-type="float">
            <text:p>0.94475138121547</text:p>
          </table:table-cell>
          <table:table-cell/>
          <table:table-cell table:style-name="ce3" table:formula="of:=553/612" office:value-type="float" office:value="0.90359477124183" calcext:value-type="float">
            <text:p>0.90359477124183</text:p>
          </table:table-cell>
          <table:table-cell table:style-name="ce6" table:formula="of:=509/531" office:value-type="float" office:value="0.958568738229755" calcext:value-type="float">
            <text:p>0.958568738229755</text:p>
          </table:table-cell>
          <table:table-cell table:style-name="ce8" table:formula="of:=310/351" office:value-type="float" office:value="0.883190883190883" calcext:value-type="float">
            <text:p>0.883190883190883</text:p>
          </table:table-cell>
          <table:table-cell/>
          <table:table-cell table:style-name="ce3" table:formula="of:=936/967" office:value-type="float" office:value="0.96794208893485" calcext:value-type="float">
            <text:p>0.96794208893485</text:p>
          </table:table-cell>
          <table:table-cell table:style-name="ce6" table:formula="of:=936/967" office:value-type="float" office:value="0.96794208893485" calcext:value-type="float">
            <text:p>0.96794208893485</text:p>
          </table:table-cell>
          <table:table-cell table:style-name="ce8" table:formula="of:=938/967" office:value-type="float" office:value="0.970010341261634" calcext:value-type="float">
            <text:p>0.97001034126163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<text:span text:style-name="T1">green</text:span></text:p>
            <text:p><text:span text:style-name="T1">0</text:span></text:p>
            <text:p><text:span text:style-name="T1">yellow</text:span></text:p>
            <text:p><text:span text:style-name="T1">1</text:span></text:p>
            <text:p><text:span text:style-name="T1">red</text:span></text:p>
            <text:p><text:span text:style-name="T1">2</text:span></text:p>
            <text:p/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 style:data-style-name="N2" text:time-value="14:31:35.1799070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6T10:33:03.032613703</meta:creation-date>
    <dc:date>2024-06-06T14:45:01.650659435</dc:date>
    <meta:editing-duration>PT34M37S</meta:editing-duration>
    <meta:editing-cycles>5</meta:editing-cycles>
    <meta:generator>LibreOffice/6.4.7.2$Linux_X86_64 LibreOffice_project/40$Build-2</meta:generator>
    <meta:document-statistic meta:table-count="1" meta:cell-count="228" meta:object-count="0"/>
  </office:meta>
</office:document-meta>
</file>